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Stories</text:p>
      <text:p text:style-name="P1"/>
      <text:p text:style-name="P2"><text:tab/>createOrder(): Create a new order number begins by asking the user for their name. <text:s text:c="2"/>That having been done, ask the user which state in which they are working. Having set the tax rate, then ask the user for the product type. Once all of these have been acquired form the user, print out the math that shows how costOfLabor, costOfMaterial, and the total were computed. Then put that new order in temporary storage.</text:p>
      <text:p text:style-name="P2"/>
      <text:p text:style-name="P2"><text:tab/>editOrder(): Ask the user for a date, then the order number. If there is a valid order for that date, then print out the product type, state, and area for the user to make changes. After that, place the order back in temporary storage.</text:p>
      <text:p text:style-name="P2"/>
      <text:p text:style-name="P2"><text:tab/>getAllOrdersByDate(): Get an order date from the user, then return all of the orders for that date.</text:p>
      <text:p text:style-name="P2"/>
      <text:p text:style-name="P2"><text:tab/>getOrder() : Ask the user for an order date, if the input is valid, retrieve that order.</text:p>
      <text:p text:style-name="P2"/>
      <text:p text:style-name="P2"><text:tab/>viewOrder() : After using getOrder(), ask the user for an order number, and then, if that order exists, that order will print out.</text:p>
      <text:p text:style-name="P2"/>
      <text:p text:style-name="P2"><text:tab/>removeOrder(): Ask the user for an order date, and then an order number. If that order exists for that given date, remove it.</text:p>
      <text:p text:style-name="P2"/>
      <text:p text:style-name="P2"><text:tab/>SaveOrders(): The orders load when loadOrder() is called when run() starts. <text:s/>If the program is in training mode, no orders will be saved to permanent storage. If the program is in production mode, we will then be saved to permanent storage. </text:p>
      <text:p text:style-name="P2"/>
      <text:p text:style-name="P2"><text:tab/>Exit: Terminate the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Logsdon</meta:initial-creator>
    <meta:creation-date>2018-02-12T13:03:23.60</meta:creation-date>
    <dc:date>2018-02-12T17:47:09.55</dc:date>
    <dc:creator>Chris Logsdon</dc:creator>
    <meta:editing-duration>PT1H26M7S</meta:editing-duration>
    <meta:editing-cycles>4</meta:editing-cycles>
    <meta:generator>OpenOffice/4.1.4$Win32 OpenOffice.org_project/414m5$Build-9788</meta:generator>
    <meta:document-statistic meta:table-count="0" meta:image-count="0" meta:object-count="0" meta:page-count="1" meta:paragraph-count="9" meta:word-count="244" meta:character-count="1380"/>
  </office:meta>
</office:document-meta>
</file>